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07acf3" officeooo:paragraph-rsid="0007acf3" style:font-size-asian="16pt" style:font-size-complex="18.25pt"/>
    </style:style>
    <style:style style:name="P2" style:family="paragraph" style:parent-style-name="Standard">
      <style:text-properties fo:font-size="18.25pt" officeooo:rsid="0007acf3" officeooo:paragraph-rsid="0007acf3" style:font-size-asian="16pt" style:language-asian="zh" style:country-asian="CN" style:font-size-complex="18.25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text-properties fo:font-size="16pt" officeooo:rsid="0007acf3" officeooo:paragraph-rsid="0007acf3" style:font-size-asian="16pt" style:language-asian="zh" style:country-asian="CN" style:font-size-complex="16pt"/>
    </style:style>
    <style:style style:name="P5" style:family="paragraph" style:parent-style-name="Text_20_body">
      <style:paragraph-properties fo:margin-left="0cm" fo:margin-right="0cm" fo:text-indent="0.714cm" style:auto-text-indent="false"/>
      <style:text-properties fo:font-size="16pt" style:font-name-asian="宋体1" style:font-size-asian="16pt" style:font-size-complex="16pt"/>
    </style:style>
    <style:style style:name="P6" style:family="paragraph" style:parent-style-name="Heading_20_1">
      <style:text-properties fo:font-size="18.25pt" style:font-size-asian="16pt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22pt" style:font-weight-asian="bold"/>
    </style:style>
    <style:style style:name="T3" style:family="text">
      <style:text-properties officeooo:rsid="000752b5" style:font-name-asian="宋体1" style:font-size-asian="22pt" style:language-asian="zh" style:country-asian="CN" style:font-weight-asian="bold"/>
    </style:style>
    <style:style style:name="T4" style:family="text">
      <style:text-properties style:font-name-asian="宋体1" style:font-size-asian="16pt" style:font-weight-asian="bold"/>
    </style:style>
    <style:style style:name="T5" style:family="text">
      <style:text-properties style:font-name-asian="宋体1" style:font-size-asian="10.5pt"/>
    </style:style>
    <style:style style:name="T6" style:family="text">
      <style:text-properties style:font-size-asian="22pt" style:font-weight-asian="bold"/>
    </style:style>
    <style:style style:name="T7" style:family="text">
      <style:text-properties fo:font-size="16pt" fo:font-weight="bold"/>
    </style:style>
    <style:style style:name="T8" style:family="text">
      <style:text-properties style:font-name="Calibri"/>
    </style:style>
    <style:style style:name="T9" style:family="text">
      <style:text-properties style:font-name="Calibri" fo:font-size="10.5pt"/>
    </style:style>
    <style:style style:name="T10" style:family="text">
      <style:text-properties fo:font-size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3">1,</text:span><text:span text:style-name="T2">批处理</text:span><text:span text:style-name="T6"> </text:span></text:h>
      <text:h text:style-name="Heading_20_2" text:outline-level="2"><text:span text:style-name="T4">　</text:span><text:span text:style-name="T7">PreparedStatement</text:span><text:span text:style-name="T4">批处理</text:span></text:h>
      <text:p text:style-name="P5">批处理就是一批一批的处理，而不是一个一个的处理！</text:p>
      <text:p text:style-name="P3"><text:span text:style-name="T1">当你有</text:span>10<text:span text:style-name="T1">条</text:span><text:span text:style-name="T8">SQL</text:span><text:span text:style-name="T1">语句要执行时，一次向服务器发送一条</text:span><text:span text:style-name="T8">SQL</text:span><text:span text:style-name="T1">语句，这么做效率上很差！处理的方案是使用批处理，即一次向服务器发送多条</text:span><text:span text:style-name="T8">SQL</text:span><text:span text:style-name="T1">语句，然后由服务器一次性处理。</text:span></text:p>
      <text:p text:style-name="P4"><text:span text:style-name="T1">添加</text:span></text:p>
      <text:p text:style-name="P1">ps.addBatch();</text:p>
      <text:p text:style-name="P2">提交</text:p>
      <text:p text:style-name="P1">ps.executeBatch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12S</meta:editing-duration>
    <meta:editing-cycles>4</meta:editing-cycles>
    <meta:generator>LibreOffice/5.3.0.3$Windows_X86_64 LibreOffice_project/7074905676c47b82bbcfbea1aeefc84afe1c50e1</meta:generator>
    <dc:date>2018-03-04T15:34:08.399000000</dc:date>
    <meta:document-statistic meta:table-count="0" meta:image-count="0" meta:object-count="0" meta:page-count="1" meta:paragraph-count="8" meta:word-count="113" meta:character-count="169" meta:non-whitespace-character-count="167"/>
    <meta:user-defined meta:name="Info 1"/>
    <meta:user-defined meta:name="Info 2"/>
    <meta:user-defined meta:name="Info 3"/>
    <meta:user-defined meta:name="Info 4"/>
  </office:meta>
</office:document-meta>
</file>